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StarSymbol" svg:font-family="Star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6923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8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style:font-name="Arial" fo:font-size="10pt" style:font-size-asian="10pt" style:font-size-complex="10pt"/>
    </style:style>
    <style:style style:name="P10" style:parent-style-name="Standard" style:family="paragraph">
      <style:text-properties style:font-name="Arial" fo:font-size="10pt" style:font-size-asian="10pt" style:font-size-complex="10pt"/>
    </style:style>
    <style:style style:name="P11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TableColumn13" style:family="table-column">
      <style:table-column-properties style:column-width="6.6923in" style:use-optimal-column-width="false"/>
    </style:style>
    <style:style style:name="Table12" style:family="table">
      <style:table-properties style:width="6.692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17" style:parent-style-name="Standard" style:family="paragraph">
      <style:text-properties style:font-name="Arial" fo:font-size="10pt" style:font-size-asian="10pt" style:font-size-complex="10pt"/>
    </style:style>
    <style:style style:name="P18" style:parent-style-name="Standard" style:family="paragraph">
      <style:text-properties style:font-name="Arial" fo:font-size="10pt" style:font-size-asian="10pt" style:font-size-complex="10pt"/>
    </style:style>
    <style:style style:name="P19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20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TableColumn22" style:family="table-column">
      <style:table-column-properties style:column-width="6.6923in" style:use-optimal-column-width="false"/>
    </style:style>
    <style:style style:name="Table21" style:family="table">
      <style:table-properties style:width="6.692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26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27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28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TableColumn30" style:family="table-column">
      <style:table-column-properties style:column-width="6.6923in" style:use-optimal-column-width="false"/>
    </style:style>
    <style:style style:name="Table29" style:family="table">
      <style:table-properties style:width="6.6923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34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paragraph-properties fo:text-align="justify"/>
    </style:style>
    <style:style style:name="T47" style:parent-style-name="article_seperator" style:family="text">
      <style:text-properties style:font-name="Arial" fo:font-size="10pt" style:font-size-asian="10pt" style:font-size-complex="10pt"/>
    </style:style>
    <style:style style:name="T48" style:parent-style-name="article_seperator" style:family="text">
      <style:text-properties style:font-name="Arial" fo:font-size="10pt" style:font-size-asian="10pt" style:font-size-complex="10pt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TableColumn52" style:family="table-column">
      <style:table-column-properties style:column-width="6.6923in" style:use-optimal-column-width="false"/>
    </style:style>
    <style:style style:name="Table51" style:family="table">
      <style:table-properties style:width="6.6923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P56" style:parent-style-name="Standard" style:family="paragraph">
      <style:paragraph-properties fo:text-align="justify"/>
    </style:style>
    <style:style style:name="T57" style:parent-style-name="article_seperator" style:family="text">
      <style:text-properties style:font-name="Arial" fo:font-size="10pt" style:font-size-asian="10pt" style:font-size-complex="10pt"/>
    </style:style>
    <style:style style:name="T58" style:parent-style-name="article_seperator" style:family="text">
      <style:text-properties style:font-name="Arial" fo:font-size="10pt" style:font-size-asian="10pt" style:font-size-complex="10pt"/>
    </style:style>
    <style:style style:name="T59" style:parent-style-name="article_seperator" style:family="text">
      <style:text-properties style:font-name="Arial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TableColumn63" style:family="table-column">
      <style:table-column-properties style:column-width="6.6923in" style:use-optimal-column-width="false"/>
    </style:style>
    <style:style style:name="Table62" style:family="table">
      <style:table-properties style:width="6.6923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P67" style:parent-style-name="Textbody" style:family="paragraph">
      <style:paragraph-properties fo:text-align="justify"/>
    </style:style>
    <style:style style:name="T68" style:parent-style-name="article_seperator" style:family="text">
      <style:text-properties style:font-name="Arial" fo:color="#000000" fo:font-size="10pt" style:font-size-asian="10pt" style:font-size-complex="10pt"/>
    </style:style>
    <style:style style:name="T69" style:parent-style-name="article_seperator" style:family="text">
      <style:text-properties style:font-name="Arial" fo:color="#000000" fo:font-size="10pt" style:font-size-asian="10pt" style:font-size-complex="10pt"/>
    </style:style>
    <style:style style:name="P70" style:parent-style-name="Standard" style:family="paragraph">
      <style:paragraph-properties fo:text-align="justify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Python</text:p>
            <text:p text:style-name="P8">Hoja <text:s/>Repaso</text:p>
          </table:table-cell>
        </table:table-row>
      </table:table>
      <text:p text:style-name="P9"/>
      <text:p text:style-name="P10"/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Ejercicio <text:s/>1</text:p>
          </table:table-cell>
        </table:table-row>
      </table:table>
      <text:p text:style-name="P17"/>
      <text:p text:style-name="P18">Crear un diccionario con 3 elementos (almacenar como clave el nombre de una fruta y como valor su precio). Luego hacer las siguientes operaciones:<text:s/><text:line-break/>- Agregar un cuarto elemento.<text:line-break/>- Imprimir la cantidad de elementos del diccionario.<text:line-break/>- Borrar un elemento del diccionario.<text:line-break/>- Imprimir todas las claves.<text:line-break/>- Imprimir todos los valores.<text:line-break/>- Borrar el diccionario.</text:p>
      <text:p text:style-name="P19"/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Ejercicio <text:s/>2</text:p>
          </table:table-cell>
        </table:table-row>
      </table:table>
      <text:p text:style-name="P26"/>
      <text:p text:style-name="Standard">Crear un diccionario asociando nombres de países y cantidades de habitantes.</text:p>
      <text:p text:style-name="Standard"><text:s/>Mostrar el país que tiene más habitantes</text:p>
      <text:p text:style-name="Standard">Mostrar si existe un país pedido por teclado<text:s/></text:p>
      <text:p text:style-name="Standard">Imprimir el diccionario con el formato clave: valor</text:p>
      <text:p text:style-name="Standard"/>
      <text:p text:style-name="PreformattedText">paises={'argentina':40000000,'españa':46000000,'brasil':190000000}</text:p>
      <text:p text:style-name="P27"/>
      <text:p text:style-name="P28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Ejercicio <text:s/>3</text:p>
          </table:table-cell>
        </table:table-row>
      </table:table>
      <text:p text:style-name="P34"/>
      <text:p text:style-name="P35">Escriba un programa que pida una lista de palabras y a continuación un número y que devuelva dos listas de palabras, la lista de palabras con un número de letras menor del indicado y la lista de palabras más largas.</text:p>
      <text:p text:style-name="P36"/>
      <text:p text:style-name="P37">PALABRAS CORTAS Y LARGAS</text:p>
      <text:p text:style-name="P38">Escriba una palabra: gato</text:p>
      <text:p text:style-name="P39">Escriba una palabra: perro</text:p>
      <text:p text:style-name="P40">Escriba una palabra:<text:s/>ratón</text:p>
      <text:p text:style-name="P41">Escriba una palabra: elefante</text:p>
      <text:p text:style-name="P42">Escriba una palabra:</text:p>
      <text:p text:style-name="P43">Las palabras que ha escrito son: ['gato', 'perro', 'ratón', 'elefante']</text:p>
      <text:p text:style-name="P44">Escriba un número entero:5</text:p>
      <text:p text:style-name="P45">Las palabras de menos de 5 letras son: ['gato']</text:p>
      <text:p text:style-name="P46"><text:span text:style-name="T47">Las palabras de 5 o más letras son: ['perro', 'ratón</text:span><text:span text:style-name="T48">', 'elefante']</text:span></text:p>
      <text:p text:style-name="P49"/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Ejercicio <text:s/>4</text:p>
          </table:table-cell>
        </table:table-row>
      </table:table>
      <text:p text:style-name="P56"><text:span text:style-name="T57">Realizar un programa que lea una secuencia de números y determine<text:s/></text:span><text:span text:style-name="T58">cuál</text:span><text:span text:style-name="T59"><text:s/>es el mayor de ellos. Cada vez que se introduce un número se debe preguntar “Se desea continuar (s /n)”.</text:span></text:p>
      <text:p text:style-name="P60"/>
      <text:p text:style-name="P61"/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Ejercicio <text:s/>5</text:p>
          </table:table-cell>
        </table:table-row>
      </table:table>
      <text:p text:style-name="P67"><text:span text:style-name="T68">Escriba un programa que permita</text:span><text:span text:style-name="T69"><text:s/>crear dos listas de palabras y que, a continuación, elimine de la primera lista los nombres de la segunda lista.</text:span></text:p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StarSymbol" svg:font-family="Star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Nimbus Roman No9 L" style:font-name-asian="Nimbus Roman No9 L" style:font-name-complex="Nimbus Roman No9 L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Nimbus Sans L" style:font-name-complex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article_seperator" style:display-name="article_seperator" style:family="text" style:parent-style-name="Fuentedepárrafopredeter.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DejaVu Sans Mono" style:font-name-asian="DejaVu Sans Mono" style:font-name-complex="DejaVu Sans Mono"/>
    </style:style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6" style:parent-style-name="Encabezado" style:family="paragraph">
      <style:text-properties style:text-underline-type="single" style:text-underline-style="solid" style:text-underline-width="auto" style:text-underline-mode="continuous"/>
    </style:style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6"><text:s text:c="3"/>SGE <text:s text:c="64"/><text:s text:c="38"/></text:p>
      </style:header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na</meta:initial-creator>
    <dc:creator>Profesor</dc:creator>
    <meta:creation-date>2018-10-29T15:32:00Z</meta:creation-date>
    <dc:date>2018-10-29T15:32:00Z</dc:date>
    <meta:template xlink:href="Normal" xlink:type="simple"/>
    <meta:editing-cycles>2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3" meta:word-count="254" meta:character-count="1649" meta:row-count="11" meta:non-whitespace-character-count="1398"/>
  </office:meta>
</office:document-meta>
</file>